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ation de compte</text:h>
      <text:p text:style-name="Standard"/>
      <text:p text:style-name="Standard">L'utilisateur à la possibilité de créer un compte local ou online.</text:p>
      <text:p text:style-name="Standard">Dans tous les cas, un nom de compte ainsi qu'un mot de passe sont demandées à l'utilisateur.</text:p>
      <text:p text:style-name="Standard">Si la machine n'est pas connecté lors de la création de compte ne peut être que local.</text:p>
      <text:p text:style-name="Standard">Dans le cas d'un compte online, le compte est directement crée sur le serveur public.</text:p>
      <text:p text:style-name="Standard">Dans le cas d'un compte local, le compte est uniquement accessible en local.</text:p>
      <text:p text:style-name="Standard">L'utilisateur pourra néanmoins transformer sont compte local en online à tout moment, l'inverse est possible.</text:p>
      <text:p text:style-name="Standard"/>
      <text:h text:style-name="Heading_20_1" text:outline-level="1">Synchronisation</text:h>
      <text:p text:style-name="Standard"/>
      <text:p text:style-name="Standard">La synchronisation n'a lieu que dans le cas des comptes online et est automatique.</text:p>
      <text:p text:style-name="Standard">Elle s'exécute lors de la connexion et de la déconnexion du compte online.</text:p>
      <text:p text:style-name="Standard">Cette dernière se base sur un système d'UUID. Lorsqu'un client veux envoyer une nouvelle données au serveur, il reçoit en retour un UUID par le serveur à destination du client. Ont peut alors travailler avec des données identifié de manière fiables et universelles.</text:p>
      <text:h text:style-name="Heading_20_1" text:outline-level="1">Suppression de compte</text:h>
      <text:p text:style-name="Standard"/>
      <text:p text:style-name="Standard">Dans le case d'un compte online :</text:p>
      <text:p text:style-name="Standard">- transformer sont compte online en compte local va supprimer les données, et donc le compte, du serveur public. Les données ne seront donc plus synchronisées mais toujours disponibles en local.</text:p>
      <text:p text:style-name="Standard">- demander de de supprimer uniquement ses données locales, ses dernières restant sur le serveur public.</text:p>
      <text:p text:style-name="Standard"/>
      <text:p text:style-name="Standard">Dans le cas d'un compte local :</text:p>
      <text:p text:style-name="Standard">- supprimer son compte supprime les données en local, et donc le compte.</text:p>
      <text:p text:style-name="Standard"/>
      <text:h text:style-name="Heading_20_1" text:outline-level="1">Calcul des statistiques</text:h>
      <text:p text:style-name="Standard"/>
      <text:p text:style-name="Standard">Les variables utilisées pour le calcul d'un score sont :</text:p>
      <text:list xml:id="list6629815981498090398" text:style-name="L1">
        <text:list-item>
          <text:p text:style-name="P1">t : le temps nécessaire pour résoudre la grille (en seconde).</text:p>
        </text:list-item>
        <text:list-item>
          <text:p text:style-name="P1">x : le nombre de changement de case.</text:p>
        </text:list-item>
        <text:list-item>
          <text:p text:style-name="P1">a : le nombre de demande d'aide</text:p>
        </text:list-item>
        <text:list-item>
          <text:p text:style-name="P1">c : le nombre de demande conseil</text:p>
        </text:list-item>
        <text:list-item>
          <text:p text:style-name="P1">g : la taille de la grille</text:p>
        </text:list-item>
        <text:list-item>
          <text:p text:style-name="P1">n : le niveau de difficulté de la grille</text:p>
        </text:list-item>
      </text:list>
      <text:p text:style-name="Standard"/>
      <text:p text:style-name="Standard">La formule initial est la suivant : F = (g * n) / (1 + t + c + a) où chaque variable pourra être pondéré ou monté à des puissances supérieures pour l'équilibrage.</text:p>
      <text:p text:style-name="Standard"/>
      <text:p text:style-name="Standard">A METTRE A JOUR SELON LE CALCUL DANS SCORE</text:p>
      <text:p text:style-name="Standard"/>
      <text:h text:style-name="Heading_20_1" text:outline-level="1"><text:soft-page-break/>Communication réseau</text:h>
      <text:p text:style-name="Standard"/>
      <text:p text:style-name="Standard">Deux possibilités :</text:p>
      <text:p text:style-name="Standard"/>
      <text:p text:style-name="Standard">Utiliser un serveur http comme apache avec le module ruby et ainsi communiquer par le protocole http.</text:p>
      <text:p text:style-name="Standard"/>
      <text:p text:style-name="Standard">Créer un serveur en ruby communiquant avec le protocole tcp. En utilisant le module socket et marshall. (Solution retenu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26:35.013000000</meta:creation-date>
    <dc:date>2015-03-13T15:59:31.64</dc:date>
    <meta:editing-duration>PT1H25M9S</meta:editing-duration>
    <meta:editing-cycles>11</meta:editing-cycles>
    <meta:generator>OpenOffice.org/3.4$Win32 OpenOffice.org_project/340m1$Build-9590</meta:generator>
    <meta:document-statistic meta:table-count="0" meta:image-count="0" meta:object-count="0" meta:page-count="2" meta:paragraph-count="31" meta:word-count="391" meta:character-count="2200"/>
    <dc:creator>Pierre Cartier</dc:creator>
  </office:meta>
</office:document-meta>
</file>